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ReportImp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portImpl.getStatist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ats.SimpleStats( String category , long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ReportImpl.addStatistics( Statistics sta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geReport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ReportImpl.PageReportImpl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ats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ats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